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ce3"/>
        <table:table-column table:style-name="co4" table:default-cell-style-name="ce8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7" calcext:value-type="date">
            <text:p>27.07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28" calcext:value-type="date">
            <text:p>28.07.18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2" calcext:value-type="date">
            <text:p>02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07" calcext:value-type="date">
            <text:p>07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0" calcext:value-type="date">
            <text:p>10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5" calcext:value-type="date">
            <text:p>15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2" calcext:value-type="date">
            <text:p>22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7"/>
        <table:table-column table:style-name="co7" table:default-cell-style-name="ce37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  <table:table-cell table:style-name="ce4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.00.0000</text:date>, <text:time style:data-style-name="N2" text:time-value="08:35:04.0310583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3.2$Linux_X86_64 LibreOffice_project/00m0$Build-2</meta:generator>
    <dc:date>2018-08-25T20:34:52.745565102</dc:date>
    <meta:editing-duration>P62DT21H53M18S</meta:editing-duration>
    <meta:editing-cycles>302</meta:editing-cycles>
    <meta:document-statistic meta:table-count="4" meta:cell-count="348" meta:object-count="0"/>
  </office:meta>
</office:document-meta>
</file>